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24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2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2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20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7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6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6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5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4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3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1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1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9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7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6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6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5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5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4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2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2001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2096" calcext:value-type="float">
            <text:p>59.4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9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8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8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5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4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2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90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9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9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8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5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4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4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4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2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2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7992" calcext:value-type="float">
            <text:p>61.6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8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8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8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7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6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6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5-05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5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5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4-0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302656</text:p>
          </table:table-cell>
          <table:table-cell office:value-type="string" calcext:value-type="string">
            <text:p>1973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